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Standa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ard" style:family="paragraph">
      <style:text-properties fo:font-size="16pt" style:font-size-asian="16pt" style:font-size-complex="16pt"/>
    </style:style>
    <style:style style:name="P3" style:parent-style-name="Standaard" style:family="paragraph">
      <style:text-properties fo:font-size="16pt" style:font-size-asian="16pt" style:font-size-complex="16pt"/>
    </style:style>
    <style:style style:name="T4" style:parent-style-name="Standaardalinea-lettertype" style:family="text">
      <style:text-properties fo:font-size="16pt" style:font-size-asian="16pt" style:font-size-complex="16pt"/>
    </style:style>
  </office:automatic-styles>
  <office:body>
    <office:text text:use-soft-page-breaks="true">
      <text:p text:style-name="P1">Evaluatie Kasper Heuer Democratische bioscoop</text:p>
      <text:p text:style-name="P2">Ik vond het heel slecht gaan, vanaf het begin was communicatie al slecht, maar in de eerste 2 weken ging het ontwerpen nog best wel goed.</text:p>
      <text:p text:style-name="P3">Maar na dat we onze eerste en enige<text:s/>oplevering hadden is het werk tempo en kwaliteit extreem vertraagd, waardoor wij maar een oplevering had kunnen hebben en zelfs bij de laatste les was het ontwerp nog niet af.</text:p>
      <text:p text:style-name="Standaard"><text:span text:style-name="T4">Daarbij had ik ook de laatste paar lessen niets kunnen doen, omdat al mijn delen al af was en ik moest wachten tot dat de delen van mijn teamgenoten af w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sper Heuer</meta:initial-creator>
    <dc:creator>Kasper Heuer</dc:creator>
    <meta:creation-date>2026-04-02T06:49:00Z</meta:creation-date>
    <dc:date>2026-04-02T06:49:00Z</dc:date>
    <meta:template xlink:href="Normal" xlink:type="simple"/>
    <meta:editing-cycles>2</meta:editing-cycles>
    <meta:editing-duration>PT60S</meta:editing-duration>
    <meta:document-statistic meta:page-count="1" meta:paragraph-count="1" meta:word-count="85" meta:character-count="552" meta:row-count="3" meta:non-whitespace-character-count="468"/>
  </office:meta>
</office:document-meta>
</file>